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2dd" officeooo:paragraph-rsid="0013494f"/>
    </style:style>
    <style:style style:name="P2" style:family="paragraph" style:parent-style-name="Standard">
      <style:text-properties officeooo:rsid="001162dd" officeooo:paragraph-rsid="0016b4b6"/>
    </style:style>
    <style:style style:name="P3" style:family="paragraph" style:parent-style-name="Standard">
      <style:text-properties officeooo:rsid="0013494f" officeooo:paragraph-rsid="0013494f"/>
    </style:style>
    <style:style style:name="P4" style:family="paragraph" style:parent-style-name="Standard">
      <style:text-properties officeooo:rsid="0013494f" officeooo:paragraph-rsid="00136dc7"/>
    </style:style>
    <style:style style:name="T1" style:family="text">
      <style:text-properties officeooo:rsid="0013494f"/>
    </style:style>
    <style:style style:name="T2" style:family="text">
      <style:text-properties officeooo:rsid="00136dc7"/>
    </style:style>
    <style:style style:name="T3" style:family="text">
      <style:text-properties officeooo:rsid="0016b4b6"/>
    </style:style>
    <style:style style:name="T4" style:family="text">
      <style:text-properties officeooo:rsid="001c4456"/>
    </style:style>
    <style:style style:name="T5" style:family="text">
      <style:text-properties officeooo:rsid="001db562"/>
    </style:style>
    <style:style style:name="T6" style:family="text">
      <style:text-properties officeooo:rsid="001de3b6"/>
    </style:style>
    <style:style style:name="T7" style:family="text">
      <style:text-properties officeooo:rsid="00253fb3"/>
    </style:style>
    <style:style style:name="T8" style:family="text">
      <style:text-properties officeooo:rsid="002619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re is considerable variation in homicide rates among US states. <text:span text:style-name="T6">B</text:span><text:span text:style-name="T3">oth </text:span><text:span text:style-name="T6">of these visualizations </text:span><text:span text:style-name="T3">address the question: “How do homicide rates of US states </text:span><text:span text:style-name="T5">and regions</text:span><text:span text:style-name="T3"> compare to one another?”, </text:span>but convey the answer with different levels of objectivity. <text:span text:style-name="T1">Both visualizations are choropleth maps of the 50 states containing information derived from the CDC’s reported homicide rates for 2020 with different aggregation and encoding choices. All information contained in both visualizations is objectively true, however these choices are designed to give the viewer –especially one not exercising care and skepticism-- either an accurate or inaccurate perception of the information.</text:span></text:p>
      <text:p text:style-name="P1"/>
      <text:p text:style-name="P3">The visualization intended to earnestly convey the data was designed with the principles of effectiveness and expressiveness in mind, beginning with the title: it describes the data presented and only the data presented. This allows the visualization to be perceived without underlying bias. As this data is spatial and the states themselves are the most important dimensions, they are given the position channel on a map. The homicide rates are similarly important, however I determined deviation from the mean to be the most effective means of comparison, thus this aggregation was assigned the colour channel. To ensure this channel is not mistaken for the rates themselves, a titled legend is included. A diverging green-red palette was chosen as there is no ambiguity between “better” and “worse”, and this allows “best”, “worst”, and “average” values to be succinctly communicated and compared. To enable finer comparisons between similarly-valued states and ensure no obfuscation of the original data, the <text:s/>homicide rates share the position channel as bold, legible labels. To ensure all data is communicated equally, the smaller states are given annotations containing the position encoding as a dot (where needed), the deviation from the mean as shading, and the name and homicide rate as <text:span text:style-name="T4">text </text:span>labels. These annotations are directly adjacent to their corresponding states and are ordered by latitude to minimize distortion. Other states were not directly labeled by name as an audience interested in comparing US states is assumed to be familiar with them, <text:span text:style-name="T2">thus their inclusion would promote illegibility.</text:span> <text:span text:style-name="T2">Together, these design choices allow the viewer to quickly and clearly see how state homicide rates compare to one another and the country as a whole.</text:span></text:p>
      <text:p text:style-name="P3"/>
      <text:p text:style-name="P4">Contrarily to the first, the visualization intended to mislead without outright lying is designed to appear effective and expressive to the untrained eye <text:span text:style-name="T2">while subtly</text:span> violat<text:span text:style-name="T2">ing</text:span> <text:span text:style-name="T2">several </text:span>design principles. The title <text:span text:style-name="T2">still describes the data presented, but includes unnecessary commentary to instill a preconceived bias in its audience. The position of the states themselves could not be altered without creating suspicion as the layout of the US is assumed to be known by the audience. The main tool to induce bias in favour of higher-rate states is colour. A white-green non-diverging palette is used to encode homicide rates. This serves four purposes: display “bad” data using an unconventional representation, detract attention from “good” states with a colour similar to the background, obscure the quantitative data with a suboptimal channel, and discourage comparison of individual states to the whole country with non-contrasting colours. Furthermore, the highest and lowest values are binned to distort variance and the legend is untitled. To ensure the viewer is mislead rather than lied to, rate labels are included on each state and include information about binning. However, illegibility is promoted through a non-bold font. Finally, the small states are still given annotations to give the illusion of honesty, but are distorted. The colour channel is not extended to the annotations, nor are there dots with clear lines linking them to the corresponding state. Additionally, the relative latitudes of these states are not preserved with the positioning of the annotations. With these alterations to the data and its presentation, this visualization aims to distort its viewers’ perception </text:span><text:span text:style-name="T8">in favour </text:span><text:span text:style-name="T2">of states with the highest homicide ra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2:41:47.407680672</meta:creation-date>
    <meta:generator>LibreOffice/7.4.2.3$Linux_X86_64 LibreOffice_project/40$Build-3</meta:generator>
    <dc:date>2023-04-15T14:17:41.347407482</dc:date>
    <meta:editing-duration>PT1H35M49S</meta:editing-duration>
    <meta:editing-cycles>10</meta:editing-cycles>
    <meta:document-statistic meta:table-count="0" meta:image-count="0" meta:object-count="0" meta:page-count="1" meta:paragraph-count="3" meta:word-count="644" meta:character-count="4197" meta:non-whitespace-character-count="3555"/>
  </office:meta>
</office:document-meta>
</file>